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rk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pi </text:p>
          </table:table-cell>
          <table:table-cell office:value-type="string" calcext:value-type="string">
            <text:p>offset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olor</text:p>
          </table:table-cell>
          <table:table-cell office:value-type="string" calcext:value-type="string">
            <text:p>ra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158" calcext:value-type="float">
            <text:p>0,158</text:p>
          </table:table-cell>
          <table:table-cell table:formula="of:=1/[.B10]" office:value-type="float" office:value="6.32911392405063" calcext:value-type="float">
            <text:p>6,32911392405063</text:p>
          </table:table-cell>
          <table:table-cell table:formula="of:=[.C10]/2" office:value-type="float" office:value="3.16455696202532" calcext:value-type="float">
            <text:p>3,16455696202532</text:p>
          </table:table-cell>
          <table:table-cell table:formula="of:=[.D10]/2" office:value-type="float" office:value="1.58227848101266" calcext:value-type="float">
            <text:p>1,58227848101266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.135" calcext:value-type="float">
            <text:p>0,135</text:p>
          </table:table-cell>
          <table:table-cell table:formula="of:=1/[.B11]" office:value-type="float" office:value="7.40740740740741" calcext:value-type="float">
            <text:p>7,40740740740741</text:p>
          </table:table-cell>
          <table:table-cell table:formula="of:=[.C11]/2" office:value-type="float" office:value="3.7037037037037" calcext:value-type="float">
            <text:p>3,7037037037037</text:p>
          </table:table-cell>
          <table:table-cell table:formula="of:=[.D11]/2" office:value-type="float" office:value="1.85185185185185" calcext:value-type="float">
            <text:p>1,85185185185185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.121" calcext:value-type="float">
            <text:p>0,121</text:p>
          </table:table-cell>
          <table:table-cell table:formula="of:=1/[.B12]" office:value-type="float" office:value="8.26446280991736" calcext:value-type="float">
            <text:p>8,26446280991736</text:p>
          </table:table-cell>
          <table:table-cell table:formula="of:=[.C12]/2" office:value-type="float" office:value="4.13223140495868" calcext:value-type="float">
            <text:p>4,13223140495868</text:p>
          </table:table-cell>
          <table:table-cell table:formula="of:=[.D12]/2" office:value-type="float" office:value="2.06611570247934" calcext:value-type="float">
            <text:p>2,066115702479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b" fo:country="N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nb" number:country="NO">k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6">00.00.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1:39:19.528000000</meta:creation-date>
    <dc:date>2016-10-26T23:54:13.294000000</dc:date>
    <meta:editing-duration>P1DT11H7M53S</meta:editing-duration>
    <meta:editing-cycles>3</meta:editing-cycles>
    <meta:generator>LibreOffice/5.2.1.2$Windows_X86_64 LibreOffice_project/31dd62db80d4e60af04904455ec9c9219178d620</meta:generator>
    <meta:document-statistic meta:table-count="1" meta:cell-count="29" meta:object-count="0"/>
  </office:meta>
</office:document-meta>
</file>